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3f58" officeooo:paragraph-rsid="00123f58"/>
    </style:style>
    <style:style style:name="P2" style:family="paragraph" style:parent-style-name="Standard">
      <style:text-properties officeooo:rsid="00123f58" officeooo:paragraph-rsid="0012b0dc"/>
    </style:style>
    <style:style style:name="P3" style:family="paragraph" style:parent-style-name="Standard">
      <style:text-properties fo:font-weight="bold" officeooo:rsid="0012b0dc" officeooo:paragraph-rsid="0012b0dc" style:font-weight-asian="bold" style:font-weight-complex="bold"/>
    </style:style>
    <style:style style:name="P4" style:family="paragraph" style:parent-style-name="Standard">
      <style:text-properties officeooo:rsid="0012b0dc" officeooo:paragraph-rsid="0012b0dc"/>
    </style:style>
    <style:style style:name="P5" style:family="paragraph" style:parent-style-name="Standard">
      <style:text-properties fo:font-weight="bold" officeooo:rsid="00123f58" officeooo:paragraph-rsid="00123f58" style:font-weight-asian="bold" style:font-weight-complex="bold"/>
    </style:style>
    <style:style style:name="P6" style:family="paragraph" style:parent-style-name="Standard">
      <style:text-properties fo:font-weight="bold" officeooo:rsid="00145e57" officeooo:paragraph-rsid="00145e57" style:font-weight-asian="bold" style:font-weight-complex="bold"/>
    </style:style>
    <style:style style:name="P7" style:family="paragraph" style:parent-style-name="Standard">
      <style:text-properties fo:font-weight="normal" officeooo:rsid="00145e57" officeooo:paragraph-rsid="00145e57"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ud_100_50_5kern</text:p>
      <text:p text:style-name="P7">This model has hidden dense layers with 100, 50 and 5 units, and dropout rate 0.5. </text:p>
      <text:p text:style-name="P6"/>
      <text:p text:style-name="P5">sud_200_100_45aug</text:p>
      <text:p text:style-name="P5">sud_100_50_90aug</text:p>
      <text:p text:style-name="P6"><text:span text:style-name="T2">These models have the sizes indicated by the first two numbers for the hidden dense layers, with dropout rate 0.5. The last number shows how much data augmentation we did, where each sudoku board became either 45 or 90 boards for training purposes.</text:span></text:p>
      <text:p text:style-name="P5"/>
      <text:p text:style-name="P5">fingers_1 – 10 minutes to train – 98% accuracy</text:p>
      <text:p text:style-name="P1"><text:s text:c="4"/>model = tf.keras.Sequential([</text:p>
      <text:p text:style-name="P1"><text:s text:c="8"/>tf.keras.layers.Conv2D(32, (3, 3), padding='same', activation='relu'),</text:p>
      <text:p text:style-name="P1"><text:s text:c="8"/>tf.keras.layers.MaxPooling2D((2, 2)),</text:p>
      <text:p text:style-name="P1"><text:s text:c="8"/>tf.keras.layers.Dropout(rate=0.5),</text:p>
      <text:p text:style-name="P1"><text:s text:c="8"/>tf.keras.layers.Conv2D(64, (3, 3), padding='same', activation='relu'),</text:p>
      <text:p text:style-name="P1"><text:s text:c="8"/>tf.keras.layers.MaxPooling2D((2, 2)),</text:p>
      <text:p text:style-name="P1"><text:s text:c="8"/>tf.keras.layers.Dropout(rate=0.5),</text:p>
      <text:p text:style-name="P1"><text:s text:c="8"/>tf.keras.layers.Conv2D(128, (3, 3), padding='same', activation='relu'),</text:p>
      <text:p text:style-name="P1"><text:s text:c="8"/>tf.keras.layers.MaxPooling2D((2, 2)),</text:p>
      <text:p text:style-name="P1"><text:s text:c="8"/>tf.keras.layers.Conv2D(256, (3, 3), padding='same', activation='relu'),</text:p>
      <text:p text:style-name="P1"><text:s text:c="8"/>tf.keras.layers.GlobalAveragePooling2D(),</text:p>
      <text:p text:style-name="P1"><text:s text:c="8"/>tf.keras.layers.Dense(3, activation='softmax')])</text:p>
      <text:p text:style-name="P1"/>
      <text:p text:style-name="P1"><text:s text:c="4"/>model.compile(optimizer=tf.keras.optimizers.Adam(),</text:p>
      <text:p text:style-name="P1"><text:s text:c="18"/>loss=tf.keras.losses.SparseCategoricalCrossentropy(),</text:p>
      <text:p text:style-name="P1"><text:s text:c="18"/>metrics=['accuracy'])</text:p>
      <text:p text:style-name="P1"><text:s text:c="4"/>model.fit(np.asarray(train, dtype=np.float32), np.asarray(train_labels), epochs=5, batch_size=32)</text:p>
      <text:p text:style-name="P1"/>
      <text:p text:style-name="P1"/>
      <text:p text:style-name="P2"><text:span text:style-name="T1">fingers_2 – 2 minutes to train – 92% accuracy</text:span> <text:s text:c="3"/></text:p>
      <text:p text:style-name="P2"><text:s text:c="4"/>model = tf.keras.Sequential([</text:p>
      <text:p text:style-name="P1"><text:s text:c="8"/>tf.keras.layers.Conv2D(8, (3, 3), padding='same', activation='relu'),</text:p>
      <text:p text:style-name="P1"><text:s text:c="8"/>tf.keras.layers.MaxPooling2D((2, 2)),</text:p>
      <text:p text:style-name="P1"><text:s text:c="8"/>tf.keras.layers.Dropout(rate=0.5),</text:p>
      <text:p text:style-name="P1"><text:s text:c="8"/>tf.keras.layers.Conv2D(16, (3, 3), padding='same', activation='relu'),</text:p>
      <text:p text:style-name="P1"><text:s text:c="8"/>tf.keras.layers.MaxPooling2D((2, 2)),</text:p>
      <text:p text:style-name="P1"><text:s text:c="8"/>tf.keras.layers.Conv2D(32, (3, 3), padding='same', activation='relu'),</text:p>
      <text:p text:style-name="P1"><text:s text:c="8"/>tf.keras.layers.GlobalAveragePooling2D(),</text:p>
      <text:p text:style-name="P1"><text:s text:c="8"/>tf.keras.layers.Dense(3, activation='softmax')])</text:p>
      <text:p text:style-name="P1"/>
      <text:p text:style-name="P1">Otherwise, same as above.</text:p>
      <text:p text:style-name="P1"/>
      <text:p text:style-name="P3">fingers_3 – 8 minutes to train – 99% accuracy</text:p>
      <text:p text:style-name="P4"><text:s text:c="4"/>Same as fingers_2, except train for 20 epoch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09:41:48.123896526</meta:creation-date>
    <meta:generator>LibreOffice/6.0.7.3$Linux_X86_64 LibreOffice_project/00m0$Build-3</meta:generator>
    <dc:date>2020-04-20T10:56:06.052747941</dc:date>
    <meta:editing-duration>PT13M34S</meta:editing-duration>
    <meta:editing-cycles>3</meta:editing-cycles>
    <meta:document-statistic meta:table-count="0" meta:image-count="0" meta:object-count="0" meta:page-count="1" meta:paragraph-count="35" meta:word-count="163" meta:character-count="2034" meta:non-whitespace-character-count="1687"/>
  </office:meta>
</office:document-meta>
</file>